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0.1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  <style:text-properties style:text-position="0% 100%" fo:font-weight="normal" style:font-weight-asian="normal" style:font-weight-complex="normal"/>
    </style:style>
    <style:style style:name="P3" style:family="paragraph">
      <loext:graphic-properties draw:fill-color="#ffffff"/>
      <style:paragraph-properties fo:text-align="start" style:writing-mode="lr-tb"/>
      <style:text-properties style:text-position="0% 100%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st Methods</text:p>
          </draw:text-box>
        </draw:frame>
        <draw:frame presentation:style-name="pr2" draw:text-style-name="P3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2"><text:span text:style-name="T1">Empty</text:span></text:p>
              </text:list-item>
              <text:list-item>
                <text:p text:style-name="P2"><text:span text:style-name="T1">Append – add to end</text:span></text:p>
              </text:list-item>
              <text:list-item>
                <text:p text:style-name="P2"><text:span text:style-name="T1">Remove</text:span></text:p>
              </text:list-item>
              <text:list-item>
                <text:p text:style-name="P2"><text:span text:style-name="T1">Index – get the index of an element in the list</text:span></text:p>
              </text:list-item>
              <text:list-item>
                <text:p text:style-name="P2"><text:span text:style-name="T1">Length</text:span></text:p>
              </text:list-item>
              <text:list-item>
                <text:p text:style-name="P2"><text:span text:style-name="T1">Insert – insert at point</text:span></text:p>
              </text:list-item>
              <text:list-item>
                <text:p text:style-name="P2"><text:span text:style-name="T1">Pop – remove la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nked Lis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lds sequence in order.</text:p>
              </text:list-item>
              <text:list-item>
                <text:p>Each item is a node which contains the data, each node has a pointer to the next node.</text:p>
              </text:list-item>
              <text:list-item>
                <text:p>If the pointer is NULL, the list has ended.</text:p>
              </text:list-item>
              <text:list-item>
                <text:p>Each node also has a pointer to the head of the list.</text:p>
              </text:list-item>
              <text:list-item>
                <text:p>Nodes can be accessed in order, and the next item can be viewed by the current item by looking at the “next” point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1T12:44:19.148126024</meta:creation-date>
    <meta:generator>LibreOffice/7.0.3.1$Linux_X86_64 LibreOffice_project/00$Build-1</meta:generator>
    <dc:date>2021-02-22T08:44:48.868248958</dc:date>
    <meta:editing-duration>PT3H55M59S</meta:editing-duration>
    <meta:editing-cycles>25</meta:editing-cycles>
    <meta:document-statistic meta:object-count="29"/>
  </office:meta>
</office:document-meta>
</file>